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00cc" draw:textarea-horizontal-align="justify" draw:textarea-vertical-align="middle" draw:auto-grow-height="false" fo:min-height="11.435cm" fo:min-width="15.757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8" style:family="graphic" style:parent-style-name="standard">
      <style:graphic-properties draw:stroke="none" svg:stroke-color="#000000" draw:fill="none" draw:fill-color="#ffffff" fo:min-height="2.286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418cm" fo:min-width="2.549cm"/>
    </style:style>
    <style:style style:name="gr10" style:family="graphic" style:parent-style-name="standard">
      <style:graphic-properties draw:fill-color="#9933ff" draw:textarea-horizontal-align="justify" draw:textarea-vertical-align="middle" draw:auto-grow-height="false" fo:min-height="0.587cm" fo:min-width="2.549cm"/>
    </style:style>
    <style:style style:name="gr11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solid" draw:stroke-dash="Dashed_20__28_var_29__20_4" svg:stroke-width="0cm" svg:stroke-color="#3465a4" draw:marker-start-width="0.124cm" draw:marker-end-width="0.124cm" draw:fill-color="#3399ff" draw:textarea-horizontal-align="justify" draw:textarea-vertical-align="middle" draw:auto-grow-height="false" fo:min-height="3.9cm" fo:min-width="6.105cm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draw:stroke="solid" draw:stroke-dash="Dashed_20__28_var_29__20_4" svg:stroke-width="0cm" svg:stroke-color="#3465a4" draw:marker-start-width="0.124cm" draw:marker-end-width="0.124cm" draw:fill-color="#66ccff" draw:textarea-horizontal-align="justify" draw:textarea-vertical-align="middle" draw:auto-grow-height="false" fo:min-height="1.019cm" fo:min-width="5.597cm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17" style:family="graphic" style:parent-style-name="standard">
      <style:graphic-properties draw:fill-color="#00cc33" draw:textarea-horizontal-align="justify" draw:textarea-vertical-align="middle" draw:auto-grow-height="false" fo:min-height="0.566cm" fo:min-width="2.549cm"/>
    </style:style>
    <style:style style:name="gr18" style:family="graphic" style:parent-style-name="objectwithoutfill">
      <style:graphic-properties svg:stroke-width="0.076cm" draw:marker-start="Arrow" draw:marker-start-width="0.52cm" draw:marker-end="Arrow" draw:marker-end-width="0.52cm" draw:fill="none" draw:fill-color="#cccccc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418cm" fo:min-width="2.549cm"/>
    </style:style>
    <style:style style:name="P1" style:family="paragraph">
      <loext:graphic-properties draw:fill-color="#6600cc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9999ff"/>
      <style:paragraph-properties fo:text-align="center"/>
      <style:text-properties fo:font-size="15.8999996185303pt"/>
    </style:style>
    <style:style style:name="P6" style:family="paragraph">
      <loext:graphic-properties draw:fill-color="#801900"/>
      <style:paragraph-properties fo:text-align="center"/>
      <style:text-properties fo:font-size="15.8999996185303pt"/>
    </style:style>
    <style:style style:name="P7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8" style:family="paragraph">
      <loext:graphic-properties draw:fill-color="#66ccff"/>
      <style:paragraph-properties fo:text-align="center"/>
      <style:text-properties fo:font-size="17.8999996185303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10" style:family="paragraph">
      <loext:graphic-properties draw:fill-color="#ff9900"/>
      <style:paragraph-properties fo:text-align="center"/>
      <style:text-properties fo:font-size="17.8999996185303pt"/>
    </style:style>
    <style:style style:name="P11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12" style:family="paragraph">
      <loext:graphic-properties draw:fill="none" draw:fill-color="#ff33ff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14" style:family="paragraph">
      <loext:graphic-properties draw:fill="none" draw:fill-color="#ffffff"/>
      <style:text-properties fo:color="#ffffff" fo:font-size="17.8999996185303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66ccff"/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17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18" style:family="paragraph">
      <loext:graphic-properties draw:fill-color="#00cc33"/>
      <style:paragraph-properties fo:text-align="center"/>
      <style:text-properties fo:font-size="17.8999996185303pt"/>
    </style:style>
    <style:style style:name="P19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20" style:family="paragraph">
      <loext:graphic-properties draw:fill-color="#ffff00"/>
      <style:paragraph-properties fo:text-align="center"/>
      <style:text-properties fo:font-size="17.8999996185303pt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color="#ffffff" fo:font-size="17.8999996185303pt" fo:font-weight="bold" style:font-weight-asian="bold" style:font-weight-complex="bold"/>
    </style:style>
    <style:style style:name="T4" style:family="text">
      <style:text-properties fo:font-size="17.8999996185303pt"/>
    </style:style>
    <style:style style:name="T5" style:family="text">
      <style:text-properties fo:color="#ffffff" fo:font-size="17.8999996185303pt" fo:font-weight="bold"/>
    </style:style>
    <style:style style:name="T6" style:family="text">
      <style:text-properties fo:color="#ffffff" fo:font-size="17.8999996185303pt"/>
    </style:style>
    <style:style style:name="T7" style:family="text">
      <style:text-properties fo:color="#ffffff" fo:font-size="15.8999996185303pt" fo:font-weight="bold" style:font-size-asian="18pt" style:font-weight-asian="bold" style:font-size-complex="18pt" style:font-weight-complex="600"/>
    </style:style>
    <style:style style:name="T8" style:family="text"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fo:color="#111111" fo:font-size="15.8999996185303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7cm" svg:height="11.685cm" svg:x="0.757cm" svg:y="5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5cm" svg:height="4.15cm" svg:x="1.264cm" svg:y="7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5.037cm" svg:x="10.434cm" svg:y="11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4cm" svg:y="7.708cm">
          <text:p text:style-name="P4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6cm" svg:y="8.979cm">
          <text:p text:style-name="P4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969cm" svg:height="1.269cm" svg:x="10.436cm" svg:y="10.249cm">
          <text:p text:style-name="P4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809cm" svg:height="1.115cm" svg:x="5.584cm" svg:y="15.441cm">
          <draw:text-box>
            <text:p><text:span text:style-name="T3">P4 Target</text:span></text:p>
          </draw:text-box>
        </draw:frame>
        <draw:custom-shape draw:style-name="gr7" draw:text-style-name="P8" xml:id="id1" draw:id="id1" draw:layer="layout" svg:width="6.097cm" svg:height="1.269cm" svg:x="1.519cm" svg:y="7.604cm">
          <draw:glue-point draw:id="4" svg:x="3.937cm" svg:y="5.007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.519cm" svg:y="8.965cm">
          <draw:text-box>
            <text:p text:style-name="P4"><text:span text:style-name="T5">P4 </text:span></text:p>
            <text:p text:style-name="P4"><text:span text:style-name="T5">Embedded</text:span></text:p>
            <text:p text:style-name="P4"><text:span text:style-name="T5">Controller</text:span></text:p>
          </draw:text-box>
        </draw:frame>
        <draw:custom-shape draw:style-name="gr9" draw:text-style-name="P10" xml:id="id4" draw:id="id4" draw:layer="layout" svg:width="3.049cm" svg:height="0.668cm" svg:x="11.829cm" svg:y="11.823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2" draw:id="id2" draw:layer="layout" svg:width="3.049cm" svg:height="0.837cm" svg:x="11.829cm" svg:y="14.014cm">
          <text:p text:style-name="P4"><text:span text:style-name="T6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0.943cm" svg:x1="4.567cm" svg:y1="7.604cm" svg:x2="11.829cm" svg:y2="14.432cm" draw:start-shape="id1" draw:start-glue-point="0" draw:end-shape="id2" draw:end-glue-point="3" svg:d="M4567 7604v-1210h6098v8038h1164" svg:viewBox="0 0 7263 8039">
          <text:p/>
        </draw:connector>
        <draw:frame draw:style-name="gr12" draw:text-style-name="P13" draw:layer="layout" svg:width="3.794cm" svg:height="1.022cm" svg:x="7.124cm" svg:y="6.648cm">
          <draw:text-box>
            <text:p><text:span text:style-name="T7">P4Runtime</text:span></text:p>
          </draw:text-box>
        </draw:frame>
        <draw:frame draw:style-name="gr13" draw:text-style-name="P14" draw:layer="layout" svg:width="3.809cm" svg:height="1.016cm" svg:x="11.429cm" svg:y="15.285cm">
          <draw:text-box>
            <text:p><text:span text:style-name="T6">P4 Pipeline</text:span></text:p>
          </draw:text-box>
        </draw:frame>
        <draw:custom-shape draw:style-name="gr14" draw:text-style-name="P2" draw:layer="layout" svg:width="6.605cm" svg:height="4.15cm" svg:x="12.704cm" svg:y="0.6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" draw:id="id3" draw:layer="layout" svg:width="6.097cm" svg:height="1.269cm" svg:x="12.957cm" svg:y="3.487cm">
          <draw:glue-point draw:id="4" svg:x="3.937cm" svg:y="5.007cm"/>
          <text:p text:style-name="P15"><text:span text:style-name="T8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3.001cm" svg:y="0.61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 #2</text:span></text:p>
          </draw:text-box>
        </draw:frame>
        <draw:connector draw:style-name="gr11" draw:text-style-name="P12" draw:layer="layout" svg:x1="16.005cm" svg:y1="4.756cm" svg:x2="14.878cm" svg:y2="12.157cm" draw:start-shape="id3" draw:end-shape="id4" draw:end-glue-point="1" svg:d="M16005 4756v7401h-1127" svg:viewBox="0 0 1128 7402">
          <text:p/>
        </draw:connector>
        <draw:frame draw:style-name="gr16" draw:text-style-name="P17" draw:layer="layout" svg:width="3.794cm" svg:height="0.995cm" svg:x="11.696cm" svg:y="4.968cm">
          <draw:text-box>
            <text:p><text:span text:style-name="T9">P4Runtime</text:span></text:p>
          </draw:text-box>
        </draw:frame>
        <draw:custom-shape draw:style-name="gr17" draw:text-style-name="P18" xml:id="id5" draw:id="id5" draw:layer="layout" svg:width="3.049cm" svg:height="0.816cm" svg:x="11.829cm" svg:y="13.198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0.943cm" svg:x1="4.567cm" svg:y1="7.604cm" svg:x2="11.829cm" svg:y2="13.606cm" draw:start-shape="id1" draw:start-glue-point="0" draw:end-shape="id5" draw:end-glue-point="3" svg:d="M4567 7604v-1210h6098v7212h1164" svg:viewBox="0 0 7263 7213">
          <text:p/>
        </draw:connector>
        <draw:custom-shape draw:style-name="gr2" draw:text-style-name="P2" draw:layer="layout" svg:width="6.605cm" svg:height="4.15cm" svg:x="5.602cm" svg:y="0.6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6.097cm" svg:height="1.269cm" svg:x="5.855cm" svg:y="3.487cm">
          <draw:glue-point draw:id="4" svg:x="3.305cm" svg:y="5.003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5.901cm" svg:y="0.61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 #1</text:span></text:p>
          </draw:text-box>
        </draw:frame>
        <draw:connector draw:style-name="gr18" draw:text-style-name="P19" draw:layer="layout" svg:x1="10.918cm" svg:y1="4.755cm" svg:x2="11.829cm" svg:y2="12.857cm" draw:start-shape="id6" draw:start-glue-point="4" draw:end-shape="id7" draw:end-glue-point="3" svg:d="M10918 4755v8102h911" svg:viewBox="0 0 912 8103">
          <text:p/>
        </draw:connector>
        <draw:custom-shape draw:style-name="gr19" draw:text-style-name="P20" xml:id="id7" draw:id="id7" draw:layer="layout" svg:width="3.049cm" svg:height="0.668cm" svg:x="11.829cm" svg:y="12.523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51:17.726966332</meta:creation-date>
    <dc:date>2018-08-15T12:55:00.331304529</dc:date>
    <meta:editing-duration>PT3M41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